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19cm" svg:height="1.741cm" svg:x="7.899cm" svg:y="3.397cm">
          <text:p text:style-name="P1"><text:span text:style-name="T1">Edit Member</text:span></text:p>
          <text:p text:style-name="P1"><text:span text:style-name="T1">Screen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" xml:id="id1" draw:id="id1" draw:layer="layout" svg:width="3.884cm" svg:height="0.962cm" svg:x="8.499cm" svg:y="1.5cm">
          <draw:text-box>
            <text:p>See Page X</text:p>
          </draw:text-box>
        </draw:frame>
        <draw:connector draw:style-name="gr3" draw:text-style-name="P1" draw:layer="layout" draw:type="line" svg:x1="10.441cm" svg:y1="2.462cm" svg:x2="10.494cm" svg:y2="3.397cm" draw:start-shape="id1" draw:start-glue-point="2" draw:end-shape="id2" draw:end-glue-point="5" svg:d="M10441 2462l53 935" svg:viewBox="0 0 54 936">
          <text:p/>
        </draw:connector>
        <draw:custom-shape draw:style-name="gr4" draw:text-style-name="P2" xml:id="id3" draw:id="id3" draw:layer="layout" svg:width="4.8cm" svg:height="1.8cm" svg:x="8.099cm" svg:y="5.999cm">
          <text:p text:style-name="P1"><text:span text:style-name="T1">Validate Name</text:span></text:p>
          <text:p text:style-name="P1"><text:span text:style-name="T1">To Search F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54cm" svg:height="1.8cm" svg:x="8.199cm" svg:y="8.499cm">
          <text:p text:style-name="P1"><text:span text:style-name="T1">Data 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499cm" svg:y1="7.799cm" svg:x2="10.469cm" svg:y2="8.499cm" draw:start-shape="id3" draw:start-glue-point="2" draw:end-shape="id4" draw:end-glue-point="4" svg:d="M10499 7799l-30 700" svg:viewBox="0 0 31 701">
          <text:p/>
        </draw:connector>
        <draw:connector draw:style-name="gr6" draw:text-style-name="P2" draw:layer="layout" draw:type="line" svg:x1="10.469cm" svg:y1="10.299cm" svg:x2="10.5cm" svg:y2="11.1cm" draw:start-shape="id4" draw:start-glue-point="6" draw:end-shape="id5" draw:end-glue-point="0" svg:d="M10469 10299l31 801" svg:viewBox="0 0 32 802">
          <text:p text:style-name="P1"><text:span text:style-name="T1"><text:s text:c="12"/></text:span><text:span text:style-name="T1">Yes</text:span></text:p>
        </draw:connector>
        <draw:custom-shape draw:style-name="gr1" draw:text-style-name="P2" xml:id="id6" draw:id="id6" draw:layer="layout" svg:width="5.19cm" svg:height="1.741cm" svg:x="2.309cm" svg:y="5.999cm">
          <text:p text:style-name="P1"><text:span text:style-name="T1">Member Name</text:span></text:p>
          <text:p text:style-name="P1"><text:span text:style-name="T1">Enter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2" xml:id="id11" draw:id="id11" draw:layer="layout" svg:x1="8.199cm" svg:y1="9.399cm" svg:x2="4.904cm" svg:y2="7.74cm" draw:start-shape="id4" draw:start-glue-point="5" draw:end-shape="id6" draw:end-glue-point="8" svg:d="M8199 9399h-3295v-1659" svg:viewBox="0 0 3296 1660">
          <text:p text:style-name="P1"><text:span text:style-name="T1"/></text:p>
          <text:p text:style-name="P1"><text:span text:style-name="T1"/></text:p>
          <text:p text:style-name="P1"><text:span text:style-name="T1"><text:s text:c="17"/></text:span><text:span text:style-name="T1">No</text:span></text:p>
        </draw:connector>
        <draw:connector draw:style-name="gr3" draw:text-style-name="P1" draw:layer="layout" svg:x1="6.971cm" svg:y1="6.87cm" svg:x2="8.099cm" svg:y2="6.899cm" draw:start-shape="id6" draw:start-glue-point="9" draw:end-shape="id3" draw:end-glue-point="3" svg:d="M6971 6870h829v29h299" svg:viewBox="0 0 1129 30">
          <text:p/>
        </draw:connector>
        <draw:connector draw:style-name="gr3" draw:text-style-name="P1" draw:layer="layout" draw:type="line" svg:x1="10.494cm" svg:y1="5.138cm" svg:x2="10.499cm" svg:y2="5.999cm" draw:start-shape="id2" draw:start-glue-point="8" draw:end-shape="id3" draw:end-glue-point="0" svg:d="M10494 5138l5 861" svg:viewBox="0 0 6 862">
          <text:p/>
        </draw:connector>
        <draw:custom-shape draw:style-name="gr4" draw:text-style-name="P2" xml:id="id5" draw:id="id5" draw:layer="layout" svg:width="4.8cm" svg:height="1.8cm" svg:x="8.1cm" svg:y="11.1cm">
          <text:p text:style-name="P1"><text:span text:style-name="T1">Search for Member</text:span></text:p>
          <text:p text:style-name="P1"><text:span text:style-name="T1">in Data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4.3cm" svg:height="1.8cm" svg:x="14.4cm" svg:y="11.1cm">
          <text:p text:style-name="P1"><text:span text:style-name="T1">Member Details</text:span></text:p>
          <text:p text:style-name="P1"><text:span text:style-name="T1">from database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draw:type="line" svg:x1="14.4cm" svg:y1="12cm" svg:x2="12.9cm" svg:y2="12cm" draw:start-shape="id7" draw:start-glue-point="5" draw:end-shape="id5" draw:end-glue-point="1" svg:d="M14400 12000h-1500" svg:viewBox="0 0 1501 1">
          <text:p/>
        </draw:connector>
        <draw:connector draw:style-name="gr3" draw:text-style-name="P1" draw:layer="layout" draw:type="line" svg:x1="10.5cm" svg:y1="12.9cm" svg:x2="10.459cm" svg:y2="13.8cm" draw:start-shape="id5" draw:start-glue-point="2" draw:end-shape="id8" draw:end-glue-point="4" svg:d="M10500 12900l-41 900" svg:viewBox="0 0 42 901">
          <text:p/>
        </draw:connector>
        <draw:custom-shape draw:style-name="gr5" draw:text-style-name="P2" xml:id="id8" draw:id="id8" draw:layer="layout" svg:width="4.54cm" svg:height="1.8cm" svg:x="8.189cm" svg:y="13.8cm">
          <text:p text:style-name="P1"><text:span text:style-name="T1">Member</text:span></text:p>
          <text:p text:style-name="P1"><text:span text:style-name="T1">Fou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0.459cm" svg:y1="15.6cm" svg:x2="10.499cm" svg:y2="16.399cm" draw:start-shape="id8" draw:start-glue-point="6" draw:end-shape="id9" draw:end-glue-point="0" svg:d="M10459 15600l40 799" svg:viewBox="0 0 41 800">
          <text:p text:style-name="P1"><text:span text:style-name="T1"><text:s text:c="10"/></text:span><text:span text:style-name="T1">Yes</text:span></text:p>
        </draw:connector>
        <draw:custom-shape draw:style-name="gr1" draw:text-style-name="P2" xml:id="id10" draw:id="id10" draw:layer="layout" svg:width="5.19cm" svg:height="1.741cm" svg:x="2.299cm" svg:y="13.859cm">
          <text:p text:style-name="P1"><text:span text:style-name="T1">Error Message</text:span></text:p>
          <text:p text:style-name="P1"><text:span text:style-name="T1">Displayed</text:span></text:p>
          <text:p text:style-name="P1"><text:span text:style-name="T1">(Member does not exist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2" draw:layer="layout" draw:type="line" svg:x1="8.189cm" svg:y1="14.7cm" svg:x2="6.961cm" svg:y2="14.73cm" draw:start-shape="id8" draw:start-glue-point="5" draw:end-shape="id10" draw:end-glue-point="9" svg:d="M8189 14700l-1228 30" svg:viewBox="0 0 1229 31">
          <text:p text:style-name="P1"><text:span text:style-name="T1"/></text:p>
          <text:p text:style-name="P1"><text:span text:style-name="T1"/></text:p>
          <text:p text:style-name="P1"><text:span text:style-name="T1">No</text:span></text:p>
        </draw:connector>
        <draw:connector draw:style-name="gr7" draw:text-style-name="P1" draw:layer="layout" draw:type="line" svg:x1="4.894cm" svg:y1="13.859cm" svg:x2="4.904cm" svg:y2="9.399cm" draw:start-shape="id10" draw:start-glue-point="5" draw:end-shape="id11" draw:end-glue-point="0" svg:d="M4894 13859l10-4460" svg:viewBox="0 0 11 4461">
          <text:p/>
        </draw:connector>
        <draw:custom-shape draw:style-name="gr4" draw:text-style-name="P2" xml:id="id9" draw:id="id9" draw:layer="layout" svg:width="4.8cm" svg:height="1.8cm" svg:x="8.099cm" svg:y="16.399cm">
          <text:p text:style-name="P1"><text:span text:style-name="T1">Validate Details</text:span></text:p>
          <text:p text:style-name="P1"><text:span text:style-name="T1">To Be Change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4.54cm" svg:height="1.8cm" svg:x="8.199cm" svg:y="18.899cm">
          <text:p text:style-name="P1"><text:span text:style-name="T1">Data 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499cm" svg:y1="18.199cm" svg:x2="10.469cm" svg:y2="18.899cm" draw:start-shape="id9" draw:start-glue-point="2" draw:end-shape="id12" draw:end-glue-point="4" svg:d="M10499 18199l-30 700" svg:viewBox="0 0 31 701">
          <text:p/>
        </draw:connector>
        <draw:connector draw:style-name="gr6" draw:text-style-name="P2" draw:layer="layout" draw:type="line" svg:x1="10.469cm" svg:y1="20.699cm" svg:x2="10.399cm" svg:y2="21.5cm" draw:start-shape="id12" draw:start-glue-point="6" draw:end-shape="id13" draw:end-glue-point="0" svg:d="M10469 20699l-70 801" svg:viewBox="0 0 71 802">
          <text:p text:style-name="P1"><text:span text:style-name="T1"><text:s text:c="12"/></text:span><text:span text:style-name="T1">Yes</text:span></text:p>
        </draw:connector>
        <draw:custom-shape draw:style-name="gr1" draw:text-style-name="P2" xml:id="id14" draw:id="id14" draw:layer="layout" svg:width="5.19cm" svg:height="1.741cm" svg:x="2.309cm" svg:y="16.399cm">
          <text:p text:style-name="P1"><text:span text:style-name="T1">Member Details</text:span></text:p>
          <text:p text:style-name="P1"><text:span text:style-name="T1">To Be</text:span></text:p>
          <text:p text:style-name="P1"><text:span text:style-name="T1">Changed Enter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2" draw:layer="layout" svg:x1="8.199cm" svg:y1="19.799cm" svg:x2="4.904cm" svg:y2="18.14cm" draw:start-shape="id12" draw:start-glue-point="5" draw:end-shape="id14" draw:end-glue-point="8" svg:d="M8199 19799h-3295v-1659" svg:viewBox="0 0 3296 1660">
          <text:p text:style-name="P1"><text:span text:style-name="T1"/></text:p>
          <text:p text:style-name="P1"><text:span text:style-name="T1"/></text:p>
          <text:p text:style-name="P1"><text:span text:style-name="T1"><text:s text:c="17"/></text:span><text:span text:style-name="T1">No</text:span></text:p>
        </draw:connector>
        <draw:connector draw:style-name="gr3" draw:text-style-name="P1" draw:layer="layout" svg:x1="6.971cm" svg:y1="17.27cm" svg:x2="8.099cm" svg:y2="17.299cm" draw:start-shape="id14" draw:start-glue-point="9" draw:end-shape="id9" draw:end-glue-point="3" svg:d="M6971 17270h829v29h299" svg:viewBox="0 0 1129 30">
          <text:p/>
        </draw:connector>
        <draw:custom-shape draw:style-name="gr4" draw:text-style-name="P2" xml:id="id13" draw:id="id13" draw:layer="layout" svg:width="4.8cm" svg:height="1.8cm" svg:x="7.999cm" svg:y="21.5cm">
          <text:p text:style-name="P1"><text:span text:style-name="T1">Change Member Details</text:span></text:p>
          <text:p text:style-name="P1"><text:span text:style-name="T1">in Data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4.3cm" svg:height="1.8cm" svg:x="2.699cm" svg:y="21.5cm">
          <text:p text:style-name="P1"><text:span text:style-name="T1">Member Details</text:span></text:p>
          <text:p text:style-name="P1"><text:span text:style-name="T1">Changed in</text:span></text:p>
          <text:p text:style-name="P1"><text:span text:style-name="T1">Database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draw:type="line" svg:x1="7.999cm" svg:y1="22.4cm" svg:x2="6.283cm" svg:y2="22.4cm" draw:start-shape="id13" draw:start-glue-point="3" draw:end-shape="id15" draw:end-glue-point="7" svg:d="M7999 22400h-1716" svg:viewBox="0 0 1717 1">
          <text:p/>
        </draw:connector>
        <draw:connector draw:style-name="gr3" draw:text-style-name="P1" draw:layer="layout" draw:type="line" svg:x1="10.399cm" svg:y1="23.3cm" svg:x2="10.35cm" svg:y2="23.979cm" draw:start-shape="id13" draw:start-glue-point="2" draw:end-shape="id16" draw:end-glue-point="0" svg:d="M10399 23300l-49 679" svg:viewBox="0 0 50 680">
          <text:p/>
        </draw:connector>
        <draw:custom-shape draw:style-name="gr8" draw:text-style-name="P1" xml:id="id16" draw:id="id16" draw:layer="layout" svg:width="3.5cm" svg:height="1.521cm" svg:x="8.6cm" svg:y="23.97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12:37:44.910000000</meta:creation-date>
    <meta:generator>LibreOffice/4.2.5.2$Windows_x86 LibreOffice_project/61cb170a04bb1f12e77c884eab9192be736ec5f5</meta:generator>
    <dc:date>2014-11-26T11:02:08.924000000</dc:date>
    <meta:editing-duration>PT11M10S</meta:editing-duration>
    <meta:editing-cycles>4</meta:editing-cycles>
    <meta:document-statistic meta:object-count="32"/>
  </office:meta>
</office:document-meta>
</file>